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76cm"/>
    </style:style>
    <style:style style:name="co4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41"/>
    <style:style style:name="ce3" style:family="table-cell" style:parent-style-name="Default" style:data-style-name="N4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ubject_number</text:p>
          </table:table-cell>
          <table:table-cell office:value-type="string" calcext:value-type="string">
            <text:p>mean_hr</text:p>
          </table:table-cell>
          <table:table-cell office:value-type="string" calcext:value-type="string">
            <text:p>mean_scl</text:p>
          </table:table-cell>
          <table:table-cell office:value-type="string" calcext:value-type="string">
            <text:p>mean_scr</text:p>
          </table:table-cell>
          <table:table-cell office:value-type="string" calcext:value-type="string">
            <text:p>std_hr</text:p>
          </table:table-cell>
          <table:table-cell office:value-type="string" calcext:value-type="string">
            <text:p>std_scl</text:p>
          </table:table-cell>
          <table:table-cell office:value-type="string" calcext:value-type="string">
            <text:p>sdt_scr</text:p>
          </table:table-cell>
          <table:table-cell office:value-type="string" calcext:value-type="string">
            <text:p>scor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exp_type</text:p>
          </table:table-cell>
          <table:table-cell office:value-type="string" calcext:value-type="string">
            <text:p>begin_with</text:p>
          </table:table-cell>
        </table:table-row>
        <table:table-row table:style-name="ro1">
          <table:table-cell office:value-type="string" calcext:value-type="string">
            <text:p>Subject_2</text:p>
          </table:table-cell>
          <table:table-cell office:value-type="float" office:value="77.5055" calcext:value-type="float">
            <text:p>77.5055</text:p>
          </table:table-cell>
          <table:table-cell office:value-type="float" office:value="0.90557" calcext:value-type="float">
            <text:p>0.90557</text:p>
          </table:table-cell>
          <table:table-cell table:style-name="ce1" office:value-type="float" office:value="-0.0000137719171107165" calcext:value-type="float">
            <text:p>-1.38E-05</text:p>
          </table:table-cell>
          <table:table-cell office:value-type="float" office:value="16.44557" calcext:value-type="float">
            <text:p>16.44557</text:p>
          </table:table-cell>
          <table:table-cell office:value-type="float" office:value="0.0709397" calcext:value-type="float">
            <text:p>0.0709397</text:p>
          </table:table-cell>
          <table:table-cell office:value-type="float" office:value="0.001622" calcext:value-type="float">
            <text:p>0.001622</text:p>
          </table:table-cell>
          <table:table-cell office:value-type="float" office:value="31" calcext:value-type="float">
            <text:p>31</text:p>
          </table:table-cell>
          <table:table-cell office:value-type="time" office:time-value="PT00H00M00S" calcext:value-type="time">
            <text:p>00:00:00</text:p>
          </table:table-cell>
          <table:table-cell office:value-type="string" calcext:value-type="string">
            <text:p>with_shared_control</text:p>
          </table:table-cell>
          <table:table-cell office:value-type="string" calcext:value-type="string" table:number-columns-spanned="1" table:number-rows-spanned="2">
            <text:p>with_shared</text:p>
          </table:table-cell>
        </table:table-row>
        <table:table-row table:style-name="ro1">
          <table:table-cell office:value-type="string" calcext:value-type="string">
            <text:p>Subject_2</text:p>
          </table:table-cell>
          <table:table-cell office:value-type="float" office:value="78.85678" calcext:value-type="float">
            <text:p>78.85678</text:p>
          </table:table-cell>
          <table:table-cell office:value-type="float" office:value="0.812262" calcext:value-type="float">
            <text:p>0.812262</text:p>
          </table:table-cell>
          <table:table-cell table:style-name="ce1" office:value-type="float" office:value="-0.0000203221843548818" calcext:value-type="float">
            <text:p>-2.03E-05</text:p>
          </table:table-cell>
          <table:table-cell office:value-type="float" office:value="22.902755" calcext:value-type="float">
            <text:p>22.902755</text:p>
          </table:table-cell>
          <table:table-cell office:value-type="float" office:value="0.04349167" calcext:value-type="float">
            <text:p>0.04349167</text:p>
          </table:table-cell>
          <table:table-cell office:value-type="float" office:value="0.0006659" calcext:value-type="float">
            <text:p>0.0006659</text:p>
          </table:table-cell>
          <table:table-cell office:value-type="float" office:value="82" calcext:value-type="float">
            <text:p>82</text:p>
          </table:table-cell>
          <table:table-cell office:value-type="time" office:time-value="PT00H00M00S" calcext:value-type="time">
            <text:p>00:00:00</text:p>
          </table:table-cell>
          <table:table-cell office:value-type="string" calcext:value-type="string">
            <text:p>without_shared_control</text:p>
          </table:table-cell>
          <table:covered-table-cell/>
        </table:table-row>
        <table:table-row table:style-name="ro1">
          <table:table-cell office:value-type="string" calcext:value-type="string">
            <text:p>Subject_3</text:p>
          </table:table-cell>
          <table:table-cell office:value-type="float" office:value="82.50376" calcext:value-type="float">
            <text:p>82.50376</text:p>
          </table:table-cell>
          <table:table-cell office:value-type="float" office:value="6.5884" calcext:value-type="float">
            <text:p>6.5884</text:p>
          </table:table-cell>
          <table:table-cell office:value-type="float" office:value="-0.001365" calcext:value-type="float">
            <text:p>-0.001365</text:p>
          </table:table-cell>
          <table:table-cell office:value-type="float" office:value="6.424427" calcext:value-type="float">
            <text:p>6.424427</text:p>
          </table:table-cell>
          <table:table-cell office:value-type="float" office:value="1.4711184" calcext:value-type="float">
            <text:p>1.4711184</text:p>
          </table:table-cell>
          <table:table-cell office:value-type="float" office:value="0.0287715" calcext:value-type="float">
            <text:p>0.0287715</text:p>
          </table:table-cell>
          <table:table-cell office:value-type="float" office:value="86" calcext:value-type="float">
            <text:p>86</text:p>
          </table:table-cell>
          <table:table-cell office:value-type="time" office:time-value="PT00H00M00S" calcext:value-type="time">
            <text:p>00:00:00</text:p>
          </table:table-cell>
          <table:table-cell office:value-type="string" calcext:value-type="string">
            <text:p>with_shared_control</text:p>
          </table:table-cell>
          <table:table-cell office:value-type="string" calcext:value-type="string" table:number-columns-spanned="1" table:number-rows-spanned="2">
            <text:p>without_shared</text:p>
          </table:table-cell>
        </table:table-row>
        <table:table-row table:style-name="ro1">
          <table:table-cell office:value-type="string" calcext:value-type="string">
            <text:p>Subject_3</text:p>
          </table:table-cell>
          <table:table-cell office:value-type="float" office:value="87.2282" calcext:value-type="float">
            <text:p>87.2282</text:p>
          </table:table-cell>
          <table:table-cell office:value-type="float" office:value="9.28525" calcext:value-type="float">
            <text:p>9.28525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6.85713" calcext:value-type="float">
            <text:p>6.85713</text:p>
          </table:table-cell>
          <table:table-cell office:value-type="float" office:value="1.39434" calcext:value-type="float">
            <text:p>1.39434</text:p>
          </table:table-cell>
          <table:table-cell office:value-type="float" office:value="0.0127597" calcext:value-type="float">
            <text:p>0.012759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1.95S" calcext:value-type="time">
            <text:p>00:00:01</text:p>
          </table:table-cell>
          <table:table-cell office:value-type="string" calcext:value-type="string">
            <text:p>without_shared_control</text:p>
          </table:table-cell>
          <table:covered-table-cell/>
        </table:table-row>
        <table:table-row table:style-name="ro1">
          <table:table-cell office:value-type="string" calcext:value-type="string">
            <text:p>Subject_4</text:p>
          </table:table-cell>
          <table:table-cell office:value-type="float" office:value="71.8254" calcext:value-type="float">
            <text:p>71.8254</text:p>
          </table:table-cell>
          <table:table-cell office:value-type="float" office:value="1.88139" calcext:value-type="float">
            <text:p>1.88139</text:p>
          </table:table-cell>
          <table:table-cell table:style-name="ce1" office:value-type="float" office:value="0.0000310088471451309" calcext:value-type="float">
            <text:p>3.10E-05</text:p>
          </table:table-cell>
          <table:table-cell office:value-type="float" office:value="4.90809" calcext:value-type="float">
            <text:p>4.90809</text:p>
          </table:table-cell>
          <table:table-cell office:value-type="float" office:value="0.3848254" calcext:value-type="float">
            <text:p>0.3848254</text:p>
          </table:table-cell>
          <table:table-cell office:value-type="float" office:value="0.00142068" calcext:value-type="float">
            <text:p>0.00142068</text:p>
          </table:table-cell>
          <table:table-cell office:value-type="float" office:value="100" calcext:value-type="float">
            <text:p>100</text:p>
          </table:table-cell>
          <table:table-cell office:value-type="time" office:time-value="PT00H00M00S" calcext:value-type="time">
            <text:p>00:00:00</text:p>
          </table:table-cell>
          <table:table-cell office:value-type="string" calcext:value-type="string">
            <text:p>with_shared_control</text:p>
          </table:table-cell>
          <table:table-cell office:value-type="string" calcext:value-type="string" table:number-columns-spanned="1" table:number-rows-spanned="2">
            <text:p>without_shared</text:p>
          </table:table-cell>
        </table:table-row>
        <table:table-row table:style-name="ro1">
          <table:table-cell office:value-type="string" calcext:value-type="string">
            <text:p>Subject_4</text:p>
          </table:table-cell>
          <table:table-cell office:value-type="float" office:value="75.55194" calcext:value-type="float">
            <text:p>75.55194</text:p>
          </table:table-cell>
          <table:table-cell office:value-type="float" office:value="1.41967" calcext:value-type="float">
            <text:p>1.41967</text:p>
          </table:table-cell>
          <table:table-cell table:style-name="ce1" office:value-type="float" office:value="0.0000321389234159142" calcext:value-type="float">
            <text:p>3.21E-05</text:p>
          </table:table-cell>
          <table:table-cell office:value-type="float" office:value="5.992691" calcext:value-type="float">
            <text:p>5.992691</text:p>
          </table:table-cell>
          <table:table-cell office:value-type="float" office:value="0.2859535" calcext:value-type="float">
            <text:p>0.2859535</text:p>
          </table:table-cell>
          <table:table-cell office:value-type="float" office:value="0.00233953" calcext:value-type="float">
            <text:p>0.00233953</text:p>
          </table:table-cell>
          <table:table-cell office:value-type="float" office:value="0" calcext:value-type="float">
            <text:p>0</text:p>
          </table:table-cell>
          <table:table-cell office:value-type="time" office:time-value="PT01H00M52S" calcext:value-type="time">
            <text:p>01:00:52</text:p>
          </table:table-cell>
          <table:table-cell office:value-type="string" calcext:value-type="string">
            <text:p>without_shared_control</text:p>
          </table:table-cell>
          <table:covered-table-cell/>
        </table:table-row>
        <table:table-row table:style-name="ro1">
          <table:table-cell office:value-type="string" calcext:value-type="string">
            <text:p>Subject_5</text:p>
          </table:table-cell>
          <table:table-cell office:value-type="float" office:value="83.38635" calcext:value-type="float">
            <text:p>83.38635</text:p>
          </table:table-cell>
          <table:table-cell office:value-type="float" office:value="5.403137" calcext:value-type="float">
            <text:p>5.403137</text:p>
          </table:table-cell>
          <table:table-cell office:value-type="float" office:value="0.00042536092" calcext:value-type="float">
            <text:p>0.00042536092</text:p>
          </table:table-cell>
          <table:table-cell office:value-type="float" office:value="8.0854721" calcext:value-type="float">
            <text:p>8.0854721</text:p>
          </table:table-cell>
          <table:table-cell office:value-type="float" office:value="0.16757279" calcext:value-type="float">
            <text:p>0.16757279</text:p>
          </table:table-cell>
          <table:table-cell office:value-type="float" office:value="0.01528536" calcext:value-type="float">
            <text:p>0.01528536</text:p>
          </table:table-cell>
          <table:table-cell office:value-type="float" office:value="85" calcext:value-type="float">
            <text:p>85</text:p>
          </table:table-cell>
          <table:table-cell office:value-type="time" office:time-value="PT00H00M00S" calcext:value-type="time">
            <text:p>00:00:00</text:p>
          </table:table-cell>
          <table:table-cell office:value-type="string" calcext:value-type="string">
            <text:p>with_shared_control</text:p>
          </table:table-cell>
          <table:table-cell office:value-type="string" calcext:value-type="string" table:number-columns-spanned="1" table:number-rows-spanned="2">
            <text:p>without_shared</text:p>
          </table:table-cell>
        </table:table-row>
        <table:table-row table:style-name="ro1">
          <table:table-cell office:value-type="string" calcext:value-type="string">
            <text:p>Subject_5</text:p>
          </table:table-cell>
          <table:table-cell office:value-type="float" office:value="91.8968" calcext:value-type="float">
            <text:p>91.8968</text:p>
          </table:table-cell>
          <table:table-cell office:value-type="float" office:value="6.569231" calcext:value-type="float">
            <text:p>6.569231</text:p>
          </table:table-cell>
          <table:table-cell table:style-name="ce1" office:value-type="float" office:value="0.00000964768150879536" calcext:value-type="float">
            <text:p>9.65E-06</text:p>
          </table:table-cell>
          <table:table-cell office:value-type="float" office:value="10.329832" calcext:value-type="float">
            <text:p>10.329832</text:p>
          </table:table-cell>
          <table:table-cell office:value-type="float" office:value="0.49782735" calcext:value-type="float">
            <text:p>0.49782735</text:p>
          </table:table-cell>
          <table:table-cell office:value-type="float" office:value="0.005275" calcext:value-type="float">
            <text:p>0.005275</text:p>
          </table:table-cell>
          <table:table-cell office:value-type="float" office:value="0" calcext:value-type="float">
            <text:p>0</text:p>
          </table:table-cell>
          <table:table-cell table:style-name="ce3" office:value-type="time" office:time-value="PT00H00M54S" calcext:value-type="time">
            <text:p>00:54.00</text:p>
          </table:table-cell>
          <table:table-cell office:value-type="string" calcext:value-type="string">
            <text:p>without_shared_control</text:p>
          </table:table-cell>
          <table:covered-table-cell/>
        </table:table-row>
        <table:table-row table:style-name="ro1">
          <table:table-cell office:value-type="string" calcext:value-type="string">
            <text:p>Subject_6</text:p>
          </table:table-cell>
          <table:table-cell office:value-type="float" office:value="75.24137" calcext:value-type="float">
            <text:p>75.24137</text:p>
          </table:table-cell>
          <table:table-cell office:value-type="float" office:value="1.2904676" calcext:value-type="float">
            <text:p>1.2904676</text:p>
          </table:table-cell>
          <table:table-cell office:value-type="float" office:value="0.000941288" calcext:value-type="float">
            <text:p>0.000941288</text:p>
          </table:table-cell>
          <table:table-cell office:value-type="float" office:value="10.46536" calcext:value-type="float">
            <text:p>10.46536</text:p>
          </table:table-cell>
          <table:table-cell office:value-type="float" office:value="0.3564302" calcext:value-type="float">
            <text:p>0.3564302</text:p>
          </table:table-cell>
          <table:table-cell office:value-type="float" office:value="0.01695638" calcext:value-type="float">
            <text:p>0.0169563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office:value-type="string" calcext:value-type="string">
            <text:p>with_shared_control</text:p>
          </table:table-cell>
          <table:table-cell office:value-type="string" calcext:value-type="string" table:number-columns-spanned="1" table:number-rows-spanned="2">
            <text:p>with_shared</text:p>
          </table:table-cell>
        </table:table-row>
        <table:table-row table:style-name="ro1">
          <table:table-cell office:value-type="string" calcext:value-type="string">
            <text:p>Subject_6</text:p>
          </table:table-cell>
          <table:table-cell office:value-type="float" office:value="76.60044" calcext:value-type="float">
            <text:p>76.60044</text:p>
          </table:table-cell>
          <table:table-cell office:value-type="float" office:value="1.380961" calcext:value-type="float">
            <text:p>1.380961</text:p>
          </table:table-cell>
          <table:table-cell office:value-type="float" office:value="0.000508874" calcext:value-type="float">
            <text:p>0.000508874</text:p>
          </table:table-cell>
          <table:table-cell office:value-type="float" office:value="10.016961" calcext:value-type="float">
            <text:p>10.016961</text:p>
          </table:table-cell>
          <table:table-cell office:value-type="float" office:value="0.5229092" calcext:value-type="float">
            <text:p>0.5229092</text:p>
          </table:table-cell>
          <table:table-cell office:value-type="float" office:value="0.00715889" calcext:value-type="float">
            <text:p>0.00715889</text:p>
          </table:table-cell>
          <table:table-cell office:value-type="float" office:value="0" calcext:value-type="float">
            <text:p>0</text:p>
          </table:table-cell>
          <table:table-cell table:style-name="ce3" office:value-type="time" office:time-value="PT00H00M41S" calcext:value-type="time">
            <text:p>00:41.00</text:p>
          </table:table-cell>
          <table:table-cell office:value-type="string" calcext:value-type="string">
            <text:p>without_shared_control</text:p>
          </table:table-cell>
          <table:covered-table-cell/>
        </table:table-row>
        <table:table-row table:style-name="ro1">
          <table:table-cell office:value-type="string" calcext:value-type="string">
            <text:p>Subject_7</text:p>
          </table:table-cell>
          <table:table-cell office:value-type="float" office:value="101.78846" calcext:value-type="float">
            <text:p>101.78846</text:p>
          </table:table-cell>
          <table:table-cell office:value-type="float" office:value="1.0395269" calcext:value-type="float">
            <text:p>1.0395269</text:p>
          </table:table-cell>
          <table:table-cell table:style-name="ce1" office:value-type="float" office:value="-0.0000406336148444098" calcext:value-type="float">
            <text:p>-4.06E-05</text:p>
          </table:table-cell>
          <table:table-cell office:value-type="float" office:value="26.009889" calcext:value-type="float">
            <text:p>26.009889</text:p>
          </table:table-cell>
          <table:table-cell office:value-type="float" office:value="0.0536847" calcext:value-type="float">
            <text:p>0.0536847</text:p>
          </table:table-cell>
          <table:table-cell office:value-type="float" office:value="0.000877918" calcext:value-type="float">
            <text:p>0.000877918</text:p>
          </table:table-cell>
          <table:table-cell office:value-type="float" office:value="47" calcext:value-type="float">
            <text:p>47</text:p>
          </table:table-cell>
          <table:table-cell office:value-type="time" office:time-value="PT00H00M00S" calcext:value-type="time">
            <text:p>00:00:00</text:p>
          </table:table-cell>
          <table:table-cell office:value-type="string" calcext:value-type="string">
            <text:p>with_shared_control</text:p>
          </table:table-cell>
          <table:table-cell office:value-type="string" calcext:value-type="string" table:number-columns-spanned="1" table:number-rows-spanned="2">
            <text:p>with_shared</text:p>
          </table:table-cell>
        </table:table-row>
        <table:table-row table:style-name="ro1">
          <table:table-cell office:value-type="string" calcext:value-type="string">
            <text:p>Subject_7</text:p>
          </table:table-cell>
          <table:table-cell office:value-type="float" office:value="100.86796" calcext:value-type="float">
            <text:p>100.86796</text:p>
          </table:table-cell>
          <table:table-cell office:value-type="float" office:value="1.02589" calcext:value-type="float">
            <text:p>1.02589</text:p>
          </table:table-cell>
          <table:table-cell table:style-name="ce1" office:value-type="float" office:value="0.0000375656636606436" calcext:value-type="float">
            <text:p>3.76E-05</text:p>
          </table:table-cell>
          <table:table-cell office:value-type="float" office:value="29.174491" calcext:value-type="float">
            <text:p>29.174491</text:p>
          </table:table-cell>
          <table:table-cell office:value-type="float" office:value="0.13267113" calcext:value-type="float">
            <text:p>0.13267113</text:p>
          </table:table-cell>
          <table:table-cell office:value-type="float" office:value="0.00148937" calcext:value-type="float">
            <text:p>0.00148937</text:p>
          </table:table-cell>
          <table:table-cell office:value-type="float" office:value="100" calcext:value-type="float">
            <text:p>100</text:p>
          </table:table-cell>
          <table:table-cell office:value-type="time" office:time-value="PT00H00M13S" calcext:value-type="time">
            <text:p>00:00:13</text:p>
          </table:table-cell>
          <table:table-cell office:value-type="string" calcext:value-type="string">
            <text:p>without_shared_control</text:p>
          </table:table-cell>
          <table:covered-table-cell/>
        </table:table-row>
        <table:table-row table:style-name="ro1">
          <table:table-cell office:value-type="string" calcext:value-type="string">
            <text:p>Subject_8</text:p>
          </table:table-cell>
          <table:table-cell office:value-type="float" office:value="96.91535" calcext:value-type="float">
            <text:p>96.91535</text:p>
          </table:table-cell>
          <table:table-cell office:value-type="float" office:value="6.377512931" calcext:value-type="float">
            <text:p>6.377512931</text:p>
          </table:table-cell>
          <table:table-cell office:value-type="float" office:value="0.00015967" calcext:value-type="float">
            <text:p>0.00015967</text:p>
          </table:table-cell>
          <table:table-cell office:value-type="float" office:value="30.042358" calcext:value-type="float">
            <text:p>30.042358</text:p>
          </table:table-cell>
          <table:table-cell office:value-type="float" office:value="0.83483392" calcext:value-type="float">
            <text:p>0.83483392</text:p>
          </table:table-cell>
          <table:table-cell office:value-type="float" office:value="0.00917466" calcext:value-type="float">
            <text:p>0.00917466</text:p>
          </table:table-cell>
          <table:table-cell office:value-type="float" office:value="80" calcext:value-type="float">
            <text:p>80</text:p>
          </table:table-cell>
          <table:table-cell office:value-type="time" office:time-value="PT00H00M00S" calcext:value-type="time">
            <text:p>00:00:00</text:p>
          </table:table-cell>
          <table:table-cell office:value-type="string" calcext:value-type="string">
            <text:p>with_shared_control</text:p>
          </table:table-cell>
          <table:table-cell office:value-type="string" calcext:value-type="string" table:number-columns-spanned="1" table:number-rows-spanned="2">
            <text:p>without_shared</text:p>
          </table:table-cell>
        </table:table-row>
        <table:table-row table:style-name="ro1">
          <table:table-cell office:value-type="string" calcext:value-type="string">
            <text:p>Subject_8</text:p>
          </table:table-cell>
          <table:table-cell office:value-type="float" office:value="96.01449" calcext:value-type="float">
            <text:p>96.01449</text:p>
          </table:table-cell>
          <table:table-cell office:value-type="float" office:value="6.26186323" calcext:value-type="float">
            <text:p>6.26186323</text:p>
          </table:table-cell>
          <table:table-cell office:value-type="float" office:value="0.0004566014" calcext:value-type="float">
            <text:p>0.0004566014</text:p>
          </table:table-cell>
          <table:table-cell office:value-type="float" office:value="29.336683273" calcext:value-type="float">
            <text:p>29.336683273</text:p>
          </table:table-cell>
          <table:table-cell office:value-type="float" office:value="1.143074631" calcext:value-type="float">
            <text:p>1.143074631</text:p>
          </table:table-cell>
          <table:table-cell office:value-type="float" office:value="0.00970114" calcext:value-type="float">
            <text:p>0.00970114</text:p>
          </table:table-cell>
          <table:table-cell office:value-type="float" office:value="18" calcext:value-type="float">
            <text:p>18</text:p>
          </table:table-cell>
          <table:table-cell office:value-type="time" office:time-value="PT00H00M00S" calcext:value-type="time">
            <text:p>00:00:00</text:p>
          </table:table-cell>
          <table:table-cell office:value-type="string" calcext:value-type="string">
            <text:p>without_shared_control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5T23:38:43.278158391</meta:creation-date>
    <dc:date>2021-09-06T02:14:55.641323628</dc:date>
    <meta:editing-duration>PT13M26S</meta:editing-duration>
    <meta:editing-cycles>2</meta:editing-cycles>
    <meta:generator>LibreOffice/6.4.7.2$Linux_X86_64 LibreOffice_project/40$Build-2</meta:generator>
    <meta:document-statistic meta:table-count="1" meta:cell-count="158" meta:object-count="0"/>
  </office:meta>
</office:document-meta>
</file>